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2f29" style:text-line-through-style="none" style:font-name="Lato" fo:font-size="12pt" fo:letter-spacing="normal" fo:font-style="normal" style:text-underline-style="none" style:text-blinking="false"/>
    </style:style>
    <style:style style:name="T2" style:family="text">
      <style:text-properties fo:font-variant="normal" fo:text-transform="none" fo:color="#cc3910" style:font-name="Lato" fo:font-size="12pt" fo:letter-spacing="normal" fo:font-style="normal" style:text-underline-style="solid" style:text-underline-width="auto" style:text-underline-color="font-color"/>
    </style:style>
    <style:style style:name="T3" style:family="text">
      <style:text-properties fo:font-variant="normal" fo:text-transform="none" fo:color="#cc3910" style:font-name="Lato" fo:font-size="12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cc3910" style:text-line-through-style="none" style:font-name="Lato" fo:font-size="12pt" fo:letter-spacing="normal" fo:font-style="normal" style:text-underline-style="solid" style:text-underline-width="auto" style:text-underline-color="font-color" style:text-blinking="false"/>
    </style:style>
    <text:list-style style:name="L1">
      <text:list-level-style-number text:level="1" text:style-name="Numbering_20_Symbols" style:num-suffix="." style:num-format="1">
        <style:list-level-properties text:space-before="0.68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 </text:p>
      <text:p text:style-name="P1"/>
      <text:p text:style-name="P2">Voici différents noms de CMS :</text:p>
      <text:p text:style-name="P2"/>
      <text:p text:style-name="P3"><text:span text:style-name="T4">Wordpress</text:span></text:p>
      <text:p text:style-name="P3"><text:span text:style-name="T4">Drupal</text:span></text:p>
      <text:p text:style-name="P3"><text:span text:style-name="T4">Joomla !</text:span></text:p>
      <text:p text:style-name="P3"><text:span text:style-name="T4">Dotclear*</text:span></text:p>
      <text:p text:style-name="P3"><text:span text:style-name="T4">OpenCMS</text:span></text:p>
      <text:p text:style-name="P3"><text:span text:style-name="T4">SPIP</text:span></text:p>
      <text:p text:style-name="P3"><text:span text:style-name="T4">CMS Made Simple</text:span></text:p>
      <text:p text:style-name="P3"><text:span text:style-name="T4">Silver Stripe</text:span></text:p>
      <text:p text:style-name="P3"><text:span text:style-name="T4">Pimcore</text:span></text:p>
      <text:p text:style-name="P3"><text:span text:style-name="T4">Con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di Benettayeb</meta:initial-creator>
    <meta:creation-date>2017-03-10T10:19:30.02</meta:creation-date>
    <meta:document-statistic meta:table-count="0" meta:image-count="0" meta:object-count="0" meta:page-count="1" meta:paragraph-count="12" meta:word-count="21" meta:character-count="118"/>
    <dc:date>2017-03-10T14:36:23.18</dc:date>
    <dc:creator>Mehdi Benettayeb</dc:creator>
    <meta:editing-duration>PT4H1M42S</meta:editing-duration>
    <meta:editing-cycles>1</meta:editing-cycles>
    <meta:generator>OpenOffice/4.1.3$Win32 OpenOffice.org_project/413m1$Build-9783</meta:generator>
  </office:meta>
</office:document-meta>
</file>